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55000000623C18A3A0EB1ECF78.png" manifest:media-type="image/png"/>
  <manifest:file-entry manifest:full-path="Pictures/100000000000066600000066BBFE4C01BA5372C8.png" manifest:media-type="image/png"/>
  <manifest:file-entry manifest:full-path="Pictures/10000000000006610000005FD5CCDB6B38330FA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a5e28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paragraph-properties fo:text-align="justify" style:justify-single-word="false"/>
      <style:text-properties fo:font-style="italic" officeooo:rsid="001a5e28" officeooo:paragraph-rsid="001a5e28" style:font-style-asian="italic" style:font-style-complex="italic"/>
    </style:style>
    <style:style style:name="P5" style:family="paragraph" style:parent-style-name="Standard">
      <style:paragraph-properties fo:text-align="justify" style:justify-single-word="false"/>
      <style:text-properties fo:font-style="italic" officeooo:paragraph-rsid="001a5e28" style:font-style-asian="italic" style:font-style-complex="italic"/>
    </style:style>
    <style:style style:name="P6" style:family="paragraph" style:parent-style-name="Standard">
      <style:paragraph-properties fo:text-align="justify" style:justify-single-word="false"/>
      <style:text-properties fo:font-style="italic" officeooo:rsid="001d072a" officeooo:paragraph-rsid="001d072a" style:font-style-asian="italic" style:font-style-complex="italic"/>
    </style:style>
    <style:style style:name="P7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01de5f2" officeooo:paragraph-rsid="001de5f2"/>
    </style:style>
    <style:style style:name="P9" style:family="paragraph" style:parent-style-name="Standard">
      <style:paragraph-properties fo:text-align="justify" style:justify-single-word="false"/>
      <style:text-properties officeooo:rsid="001e9087" officeooo:paragraph-rsid="001e9087"/>
    </style:style>
    <style:style style:name="P10" style:family="paragraph" style:parent-style-name="Standard">
      <style:paragraph-properties fo:text-align="justify" style:justify-single-word="false"/>
      <style:text-properties fo:font-style="italic" officeooo:rsid="001a5e28" officeooo:paragraph-rsid="001a5e28" style:font-style-asian="italic" style:font-style-complex="italic"/>
    </style:style>
    <style:style style:name="P11" style:family="paragraph" style:parent-style-name="Standard">
      <style:paragraph-properties fo:text-align="justify" style:justify-single-word="false"/>
      <style:text-properties fo:font-style="italic" officeooo:rsid="001de5f2" officeooo:paragraph-rsid="001d072a" style:font-style-asian="italic" style:font-style-complex="italic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officeooo:paragraph-rsid="001d072a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15d5a5" officeooo:paragraph-rsid="0015d5a5"/>
    </style:style>
    <style:style style:name="P15" style:family="paragraph" style:parent-style-name="Standard">
      <style:paragraph-properties fo:text-align="justify" style:justify-single-word="false"/>
      <style:text-properties officeooo:rsid="0015d5a5" officeooo:paragraph-rsid="001a5e28"/>
    </style:style>
    <style:style style:name="P16" style:family="paragraph" style:parent-style-name="Standard" style:list-style-name="L1">
      <style:paragraph-properties fo:text-align="justify" style:justify-single-word="false"/>
      <style:text-properties officeooo:rsid="00176153" officeooo:paragraph-rsid="0015d5a5"/>
    </style:style>
    <style:style style:name="P17" style:family="paragraph" style:parent-style-name="Standard" style:list-style-name="L1">
      <style:paragraph-properties fo:text-align="justify" style:justify-single-word="false"/>
      <style:text-properties officeooo:rsid="00176153" officeooo:paragraph-rsid="00176153"/>
    </style:style>
    <style:style style:name="P18" style:family="paragraph" style:parent-style-name="Standard" style:list-style-name="L1">
      <style:paragraph-properties fo:text-align="justify" style:justify-single-word="false"/>
      <style:text-properties officeooo:rsid="00195110" officeooo:paragraph-rsid="00195110"/>
    </style:style>
    <style:style style:name="P19" style:family="paragraph" style:parent-style-name="Standard" style:list-style-name="L5">
      <style:paragraph-properties fo:text-align="justify" style:justify-single-word="false"/>
      <style:text-properties officeooo:rsid="00195110" officeooo:paragraph-rsid="00195110"/>
    </style:style>
    <style:style style:name="P20" style:family="paragraph" style:parent-style-name="Standard" style:list-style-name="L6">
      <style:paragraph-properties fo:text-align="justify" style:justify-single-word="false"/>
      <style:text-properties officeooo:rsid="00195110" officeooo:paragraph-rsid="00195110"/>
    </style:style>
    <style:style style:name="P21" style:family="paragraph" style:parent-style-name="Standard" style:list-style-name="L2">
      <style:paragraph-properties fo:text-align="justify" style:justify-single-word="false"/>
      <style:text-properties officeooo:rsid="001a5e28" officeooo:paragraph-rsid="001a5e28"/>
    </style:style>
    <style:style style:name="P22" style:family="paragraph" style:parent-style-name="Standard" style:list-style-name="L3">
      <style:paragraph-properties fo:text-align="justify" style:justify-single-word="false"/>
      <style:text-properties officeooo:rsid="001a5e28" officeooo:paragraph-rsid="001a5e28"/>
    </style:style>
    <style:style style:name="P23" style:family="paragraph" style:parent-style-name="Standard" style:list-style-name="L7">
      <style:paragraph-properties fo:text-align="justify" style:justify-single-word="false"/>
      <style:text-properties officeooo:rsid="001a5e28" officeooo:paragraph-rsid="00195110"/>
    </style:style>
    <style:style style:name="P24" style:family="paragraph" style:parent-style-name="Standard" style:list-style-name="L4">
      <style:paragraph-properties fo:text-align="justify" style:justify-single-word="false"/>
      <style:text-properties officeooo:rsid="001aaee5" officeooo:paragraph-rsid="00176153"/>
    </style:style>
    <style:style style:name="P25" style:family="paragraph" style:parent-style-name="Standard" style:list-style-name="L8">
      <style:paragraph-properties fo:text-align="justify" style:justify-single-word="false"/>
      <style:text-properties officeooo:rsid="001aaee5"/>
    </style:style>
    <style:style style:name="P26" style:family="paragraph" style:parent-style-name="Standard" style:list-style-name="L9">
      <style:paragraph-properties fo:text-align="justify" style:justify-single-word="false"/>
      <style:text-properties officeooo:rsid="001aaee5"/>
    </style:style>
    <style:style style:name="P27" style:family="paragraph" style:parent-style-name="Standard" style:list-style-name="L10">
      <style:paragraph-properties fo:text-align="justify" style:justify-single-word="false"/>
      <style:text-properties officeooo:rsid="001aaee5" officeooo:paragraph-rsid="001cd81b"/>
    </style:style>
    <style:style style:name="P28" style:family="paragraph" style:parent-style-name="Standard" style:list-style-name="L11">
      <style:paragraph-properties fo:text-align="justify" style:justify-single-word="false"/>
      <style:text-properties officeooo:rsid="001aaee5"/>
    </style:style>
    <style:style style:name="P29" style:family="paragraph" style:parent-style-name="Standard" style:list-style-name="L11">
      <style:paragraph-properties fo:text-align="justify" style:justify-single-word="false"/>
      <style:text-properties officeooo:rsid="001aaee5" officeooo:paragraph-rsid="001aaee5"/>
    </style:style>
    <style:style style:name="P30" style:family="paragraph" style:parent-style-name="Standard" style:list-style-name="L11">
      <style:paragraph-properties fo:text-align="justify" style:justify-single-word="false"/>
      <style:text-properties officeooo:rsid="001aaee5" officeooo:paragraph-rsid="001b88ea"/>
    </style:style>
    <style:style style:name="P31" style:family="paragraph" style:parent-style-name="Standard" style:list-style-name="L11">
      <style:paragraph-properties fo:text-align="justify" style:justify-single-word="false"/>
      <style:text-properties officeooo:rsid="001b88ea" officeooo:paragraph-rsid="001b88ea"/>
    </style:style>
    <style:style style:name="P32" style:family="paragraph" style:parent-style-name="Standard" style:list-style-name="L11">
      <style:paragraph-properties fo:text-align="justify" style:justify-single-word="false"/>
      <style:text-properties officeooo:rsid="001cd81b" officeooo:paragraph-rsid="001cd81b"/>
    </style:style>
    <style:style style:name="P33" style:family="paragraph" style:parent-style-name="Standard" style:list-style-name="L12"/>
    <style:style style:name="P34" style:family="paragraph" style:parent-style-name="Standard" style:list-style-name="L12">
      <style:text-properties officeooo:rsid="001d072a" officeooo:paragraph-rsid="001d072a"/>
    </style:style>
    <style:style style:name="P35" style:family="paragraph" style:parent-style-name="Standard" style:list-style-name="L13">
      <style:text-properties officeooo:rsid="001d072a" officeooo:paragraph-rsid="001d072a"/>
    </style:style>
    <style:style style:name="P36" style:family="paragraph" style:parent-style-name="Standard" style:list-style-name="L14">
      <style:paragraph-properties fo:text-align="justify" style:justify-single-word="false"/>
      <style:text-properties officeooo:rsid="001d072a" officeooo:paragraph-rsid="001d072a"/>
    </style:style>
    <style:style style:name="P37" style:family="paragraph" style:parent-style-name="Standard" style:list-style-name="L14">
      <style:paragraph-properties fo:text-align="justify" style:justify-single-word="false"/>
      <style:text-properties officeooo:rsid="001de5f2" officeooo:paragraph-rsid="001de5f2"/>
    </style:style>
    <style:style style:name="P38" style:family="paragraph" style:parent-style-name="Standard" style:list-style-name="L4">
      <style:paragraph-properties fo:text-align="justify" style:justify-single-word="false"/>
      <style:text-properties officeooo:rsid="001fbf74" officeooo:paragraph-rsid="001fbf74"/>
    </style:style>
    <style:style style:name="P39" style:family="paragraph" style:parent-style-name="Standard" style:list-style-name="L10">
      <style:paragraph-properties fo:text-align="justify" style:justify-single-word="false"/>
      <style:text-properties officeooo:rsid="002019c1" officeooo:paragraph-rsid="002019c1"/>
    </style:style>
    <style:style style:name="P40" style:family="paragraph" style:parent-style-name="Standard" style:list-style-name="L11">
      <style:paragraph-properties fo:text-align="justify" style:justify-single-word="false"/>
      <style:text-properties officeooo:rsid="002019c1" officeooo:paragraph-rsid="002019c1"/>
    </style:style>
    <style:style style:name="P41" style:family="paragraph" style:parent-style-name="Standard">
      <style:paragraph-properties fo:text-align="justify" style:justify-single-word="false"/>
      <style:text-properties officeooo:rsid="002019c1" officeooo:paragraph-rsid="002019c1"/>
    </style:style>
    <style:style style:name="P42" style:family="paragraph" style:parent-style-name="Standard" style:list-style-name="L12">
      <style:text-properties officeooo:rsid="002019c1" officeooo:paragraph-rsid="002019c1"/>
    </style:style>
    <style:style style:name="P43" style:family="paragraph" style:parent-style-name="Standard">
      <style:paragraph-properties fo:text-align="justify" style:justify-single-word="false"/>
      <style:text-properties officeooo:rsid="001e9087" officeooo:paragraph-rsid="001e9087"/>
    </style:style>
    <style:style style:name="P44" style:family="paragraph" style:parent-style-name="Standard">
      <style:paragraph-properties fo:text-align="justify" style:justify-single-word="false"/>
      <style:text-properties officeooo:rsid="0025eadb" officeooo:paragraph-rsid="0025eadb"/>
    </style:style>
    <style:style style:name="P45" style:family="paragraph" style:parent-style-name="Standard">
      <style:text-properties officeooo:paragraph-rsid="0025eadb"/>
    </style:style>
    <style:style style:name="P46" style:family="paragraph" style:parent-style-name="Standard">
      <style:text-properties officeooo:rsid="0028fd58" officeooo:paragraph-rsid="0028fd58"/>
    </style:style>
    <style:style style:name="P47" style:family="paragraph" style:parent-style-name="Standard">
      <style:text-properties officeooo:rsid="002d34f3" officeooo:paragraph-rsid="002d34f3"/>
    </style:style>
    <style:style style:name="P48" style:family="paragraph" style:parent-style-name="Table_20_Contents">
      <style:paragraph-properties fo:text-align="justify" style:justify-single-word="false"/>
      <style:text-properties officeooo:rsid="002019c1" officeooo:paragraph-rsid="002019c1"/>
    </style:style>
    <style:style style:name="P49" style:family="paragraph" style:parent-style-name="Table_20_Contents">
      <style:paragraph-properties fo:text-align="justify" style:justify-single-word="false"/>
      <style:text-properties officeooo:rsid="002019c1" officeooo:paragraph-rsid="0025eadb"/>
    </style:style>
    <style:style style:name="P50" style:family="paragraph" style:parent-style-name="Table_20_Contents">
      <style:paragraph-properties fo:text-align="justify" style:justify-single-word="false"/>
      <style:text-properties officeooo:rsid="002019c1" officeooo:paragraph-rsid="0028fd58"/>
    </style:style>
    <style:style style:name="P51" style:family="paragraph" style:parent-style-name="Table_20_Contents">
      <style:paragraph-properties fo:text-align="justify" style:justify-single-word="false"/>
      <style:text-properties officeooo:rsid="00203ca4" officeooo:paragraph-rsid="00203ca4"/>
    </style:style>
    <style:style style:name="P52" style:family="paragraph" style:parent-style-name="Table_20_Contents">
      <style:paragraph-properties fo:text-align="justify" style:justify-single-word="false"/>
      <style:text-properties officeooo:rsid="00203ca4" officeooo:paragraph-rsid="0025eadb"/>
    </style:style>
    <style:style style:name="P53" style:family="paragraph" style:parent-style-name="Table_20_Contents">
      <style:paragraph-properties fo:text-align="justify" style:justify-single-word="false"/>
      <style:text-properties officeooo:rsid="00203ca4" officeooo:paragraph-rsid="0028fd58"/>
    </style:style>
    <style:style style:name="P54" style:family="paragraph" style:parent-style-name="Table_20_Contents">
      <style:paragraph-properties fo:text-align="justify" style:justify-single-word="false"/>
      <style:text-properties officeooo:rsid="0021d63e" officeooo:paragraph-rsid="00203ca4"/>
    </style:style>
    <style:style style:name="P55" style:family="paragraph" style:parent-style-name="Table_20_Contents">
      <style:paragraph-properties fo:text-align="justify" style:justify-single-word="false"/>
      <style:text-properties officeooo:rsid="0021d63e" officeooo:paragraph-rsid="0021d63e"/>
    </style:style>
    <style:style style:name="P56" style:family="paragraph" style:parent-style-name="Table_20_Contents">
      <style:paragraph-properties fo:text-align="justify" style:justify-single-word="false"/>
      <style:text-properties officeooo:rsid="0021d63e" officeooo:paragraph-rsid="0025eadb"/>
    </style:style>
    <style:style style:name="P57" style:family="paragraph" style:parent-style-name="Table_20_Contents">
      <style:paragraph-properties fo:text-align="justify" style:justify-single-word="false"/>
      <style:text-properties officeooo:rsid="0021d63e" officeooo:paragraph-rsid="0028fd58"/>
    </style:style>
    <style:style style:name="P58" style:family="paragraph" style:parent-style-name="Table_20_Contents">
      <style:paragraph-properties fo:text-align="justify" style:justify-single-word="false"/>
      <style:text-properties officeooo:rsid="00228ef8" officeooo:paragraph-rsid="00228ef8"/>
    </style:style>
    <style:style style:name="P59" style:family="paragraph" style:parent-style-name="Table_20_Contents">
      <style:paragraph-properties fo:text-align="justify" style:justify-single-word="false"/>
      <style:text-properties officeooo:rsid="00228ef8" officeooo:paragraph-rsid="0025eadb"/>
    </style:style>
    <style:style style:name="P60" style:family="paragraph" style:parent-style-name="Table_20_Contents">
      <style:paragraph-properties fo:text-align="justify" style:justify-single-word="false"/>
      <style:text-properties officeooo:rsid="00228ef8" officeooo:paragraph-rsid="0028fd58"/>
    </style:style>
    <style:style style:name="P61" style:family="paragraph" style:parent-style-name="Table_20_Contents">
      <style:paragraph-properties fo:text-align="justify" style:justify-single-word="false"/>
      <style:text-properties officeooo:rsid="00228ef8" officeooo:paragraph-rsid="002ac6f7"/>
    </style:style>
    <style:style style:name="P62" style:family="paragraph" style:parent-style-name="Table_20_Contents">
      <style:paragraph-properties fo:text-align="justify" style:justify-single-word="false"/>
      <style:text-properties officeooo:rsid="00229d92" officeooo:paragraph-rsid="00229d92"/>
    </style:style>
    <style:style style:name="P63" style:family="paragraph" style:parent-style-name="Table_20_Contents">
      <style:paragraph-properties fo:text-align="justify" style:justify-single-word="false"/>
      <style:text-properties officeooo:rsid="00229d92" officeooo:paragraph-rsid="0025eadb"/>
    </style:style>
    <style:style style:name="P64" style:family="paragraph" style:parent-style-name="Table_20_Contents">
      <style:paragraph-properties fo:text-align="justify" style:justify-single-word="false"/>
      <style:text-properties officeooo:rsid="00229d92" officeooo:paragraph-rsid="0028fd58"/>
    </style:style>
    <style:style style:name="P65" style:family="paragraph" style:parent-style-name="Table_20_Contents">
      <style:paragraph-properties fo:text-align="justify" style:justify-single-word="false"/>
      <style:text-properties officeooo:rsid="0023860f" officeooo:paragraph-rsid="0023860f"/>
    </style:style>
    <style:style style:name="P66" style:family="paragraph" style:parent-style-name="Table_20_Contents">
      <style:paragraph-properties fo:text-align="justify" style:justify-single-word="false"/>
      <style:text-properties officeooo:rsid="0023860f" officeooo:paragraph-rsid="002485a2"/>
    </style:style>
    <style:style style:name="P67" style:family="paragraph" style:parent-style-name="Table_20_Contents">
      <style:paragraph-properties fo:text-align="justify" style:justify-single-word="false"/>
      <style:text-properties officeooo:rsid="0023860f" officeooo:paragraph-rsid="0025eadb"/>
    </style:style>
    <style:style style:name="P68" style:family="paragraph" style:parent-style-name="Table_20_Contents">
      <style:paragraph-properties fo:text-align="justify" style:justify-single-word="false"/>
      <style:text-properties officeooo:rsid="0023860f" officeooo:paragraph-rsid="0028fd58"/>
    </style:style>
    <style:style style:name="P69" style:family="paragraph" style:parent-style-name="Table_20_Contents">
      <style:paragraph-properties fo:text-align="justify" style:justify-single-word="false"/>
      <style:text-properties officeooo:rsid="0023860f" officeooo:paragraph-rsid="002d34f3"/>
    </style:style>
    <style:style style:name="P70" style:family="paragraph" style:parent-style-name="Table_20_Contents">
      <style:paragraph-properties fo:text-align="justify" style:justify-single-word="false"/>
      <style:text-properties officeooo:rsid="002485a2" officeooo:paragraph-rsid="002485a2"/>
    </style:style>
    <style:style style:name="P71" style:family="paragraph" style:parent-style-name="Table_20_Contents">
      <style:paragraph-properties fo:text-align="justify" style:justify-single-word="false"/>
      <style:text-properties officeooo:rsid="002485a2" officeooo:paragraph-rsid="0025eadb"/>
    </style:style>
    <style:style style:name="P72" style:family="paragraph" style:parent-style-name="Table_20_Contents">
      <style:paragraph-properties fo:text-align="justify" style:justify-single-word="false"/>
      <style:text-properties officeooo:rsid="002485a2" officeooo:paragraph-rsid="0028fd58"/>
    </style:style>
    <style:style style:name="P73" style:family="paragraph" style:parent-style-name="Table_20_Contents">
      <style:paragraph-properties fo:text-align="justify" style:justify-single-word="false"/>
      <style:text-properties officeooo:rsid="0025eadb" officeooo:paragraph-rsid="0025eadb"/>
    </style:style>
    <style:style style:name="P74" style:family="paragraph" style:parent-style-name="Table_20_Contents">
      <style:paragraph-properties fo:text-align="justify" style:justify-single-word="false"/>
      <style:text-properties officeooo:rsid="0025eadb" officeooo:paragraph-rsid="0028fd5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a5e28" style:font-style-asian="italic" style:font-style-complex="italic"/>
    </style:style>
    <style:style style:name="T3" style:family="text">
      <style:text-properties fo:font-style="italic" officeooo:rsid="001d072a" style:font-style-asian="italic" style:font-style-complex="italic"/>
    </style:style>
    <style:style style:name="T4" style:family="text">
      <style:text-properties fo:font-style="italic" officeooo:rsid="001de5f2" style:font-style-asian="italic" style:font-style-complex="italic"/>
    </style:style>
    <style:style style:name="T5" style:family="text">
      <style:text-properties officeooo:rsid="0015d5a5"/>
    </style:style>
    <style:style style:name="T6" style:family="text">
      <style:text-properties officeooo:rsid="00176153"/>
    </style:style>
    <style:style style:name="T7" style:family="text">
      <style:text-properties officeooo:rsid="00195110"/>
    </style:style>
    <style:style style:name="T8" style:family="text">
      <style:text-properties officeooo:rsid="001a5e28"/>
    </style:style>
    <style:style style:name="T9" style:family="text">
      <style:text-properties officeooo:rsid="001b88ea"/>
    </style:style>
    <style:style style:name="T10" style:family="text">
      <style:text-properties officeooo:rsid="001cd81b"/>
    </style:style>
    <style:style style:name="T11" style:family="text">
      <style:text-properties officeooo:rsid="001d072a"/>
    </style:style>
    <style:style style:name="T12" style:family="text">
      <style:text-properties officeooo:rsid="001de5f2"/>
    </style:style>
    <style:style style:name="T13" style:family="text">
      <style:text-properties officeooo:rsid="001fbf74"/>
    </style:style>
    <style:style style:name="T14" style:family="text">
      <style:text-properties officeooo:rsid="002019c1"/>
    </style:style>
    <style:style style:name="T15" style:family="text">
      <style:text-properties officeooo:rsid="0021d63e"/>
    </style:style>
    <style:style style:name="T16" style:family="text">
      <style:text-properties officeooo:rsid="00229d92"/>
    </style:style>
    <style:style style:name="T17" style:family="text">
      <style:text-properties officeooo:rsid="0025eadb"/>
    </style:style>
    <style:style style:name="T18" style:family="text">
      <style:text-properties officeooo:rsid="00273fe8"/>
    </style:style>
    <style:style style:name="T19" style:family="text">
      <style:text-properties officeooo:rsid="0028fd58"/>
    </style:style>
    <style:style style:name="T20" style:family="text">
      <style:text-properties officeooo:rsid="002a630f"/>
    </style:style>
    <style:style style:name="T21" style:family="text">
      <style:text-properties officeooo:rsid="002ac6f7"/>
    </style:style>
    <style:style style:name="T22" style:family="text">
      <style:text-properties officeooo:rsid="002be903"/>
    </style:style>
    <style:style style:name="T23" style:family="text">
      <style:text-properties officeooo:rsid="002d34f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querimientos:</text:p>
      <text:p text:style-name="P4">Alta de un empleado</text:p>
      <text:p text:style-name="P1"><text:tab/><text:span text:style-name="T5">Se necesita crear una opción para poder registrar a los empleados que se manejaran en la nomina.</text:span></text:p>
      <text:p text:style-name="P1"><text:tab/><text:span text:style-name="T5">Los datos a guardar son los siguientes</text:span></text:p>
      <text:list xml:id="list5167625977610622981" text:style-name="L1">
        <text:list-item>
          <text:p text:style-name="P14">numero de empleado tipo numérico</text:p>
        </text:list-item>
        <text:list-item>
          <text:p text:style-name="P14">nombre del empleado tipo text<text:span text:style-name="T6">o</text:span></text:p>
        </text:list-item>
        <text:list-item>
          <text:p text:style-name="P14">rol del empleado (se mostrara texto per<text:span text:style-name="T6">o</text:span> se guardara un numero en la BD)</text:p>
          <text:list>
            <text:list-item>
              <text:p text:style-name="P16">Chófer</text:p>
            </text:list-item>
            <text:list-item>
              <text:p text:style-name="P14">Cargador</text:p>
            </text:list-item>
            <text:list-item>
              <text:p text:style-name="P14">Auxiliar</text:p>
            </text:list-item>
          </text:list>
        </text:list-item>
        <text:list-item>
          <text:p text:style-name="P14">tipo empleado (se mostrara texto pe<text:span text:style-name="T6">r</text:span>o se guardara un numero en la BD)</text:p>
          <text:list>
            <text:list-item>
              <text:p text:style-name="P14">Interno</text:p>
            </text:list-item>
            <text:list-item>
              <text:p text:style-name="P14">Externo</text:p>
            </text:list-item>
          </text:list>
        </text:list-item>
        <text:list-item>
          <text:p text:style-name="P17">El empleado nacerá como activo en la base de datos</text:p>
        </text:list-item>
        <text:list-item>
          <text:p text:style-name="P18">al guardar un empleado se necesita validar que no se guarde <text:span text:style-name="T8">vació</text:span></text:p>
        </text:list-item>
      </text:list>
      <text:p text:style-name="P15"><text:tab/></text:p>
      <text:p text:style-name="P2"><text:span text:style-name="T1">Modificar </text:span><text:span text:style-name="T2">un</text:span><text:span text:style-name="T1"> empleado.</text:span></text:p>
      <text:p text:style-name="P2"><text:tab/><text:span text:style-name="T7">Se necesita una opción donde se podrá modificar al empleado, los siguientes datos son los que <text:tab/>deberán modificarse.</text:span></text:p>
      <text:list xml:id="list1707313758520628614" text:style-name="L2">
        <text:list-item>
          <text:p text:style-name="P21">Nombre del empleado</text:p>
        </text:list-item>
        <text:list-item>
          <text:p text:style-name="P21">Rol</text:p>
        </text:list-item>
        <text:list-item>
          <text:p text:style-name="P21">Tipo</text:p>
        </text:list-item>
        <text:list-item>
          <text:p text:style-name="P21">Estatus</text:p>
        </text:list-item>
      </text:list>
      <text:list xml:id="list4927491933531884626" text:style-name="L3">
        <text:list-item>
          <text:p text:style-name="P22">Es necesario validar que los campos modificados no se encuentren vacíos</text:p>
        </text:list-item>
      </text:list>
      <text:p text:style-name="P2"/>
      <text:p text:style-name="P5">Dar de baja.</text:p>
      <text:p text:style-name="P2"><text:tab/><text:span text:style-name="T8">Se necesita una opción donde se dará de baja de forma lógica al empleado</text:span></text:p>
      <text:list xml:id="list1012960103030462084" text:style-name="L4">
        <text:list-item>
          <text:p text:style-name="P24">Es necesario que aparezca un mensaje de confirmación para dar de baja</text:p>
        </text:list-item>
        <text:list-item>
          <text:p text:style-name="P38">Si el empleado esta dado de baja, entonces se podra activar de nuevo</text:p>
        </text:list-item>
      </text:list>
      <text:p text:style-name="P1"/>
      <text:p text:style-name="P4">Buscar empleados</text:p>
      <text:p text:style-name="P1"><text:tab/><text:span text:style-name="T7">Se necesita tener una opción donde se muestren los empleados con su siguiente información</text:span></text:p>
      <text:list xml:id="list3151136370447116795" text:style-name="L5">
        <text:list-item>
          <text:p text:style-name="P19">Numero De Empleado</text:p>
        </text:list-item>
        <text:list-item>
          <text:p text:style-name="P19">Nombre</text:p>
        </text:list-item>
        <text:list-item>
          <text:p text:style-name="P19">Rol</text:p>
        </text:list-item>
        <text:list-item>
          <text:p text:style-name="P19">Tipo</text:p>
        </text:list-item>
        <text:list-item>
          <text:p text:style-name="P19">Estatus (Se mostrara si el usuario esta activo o dado de baja)</text:p>
        </text:list-item>
      </text:list>
      <text:list xml:id="list1275147532554906573" text:style-name="L6">
        <text:list-item>
          <text:p text:style-name="P20">Debe de haber una opción para poder filtrar los empleados por numero y nombre de empleado</text:p>
        </text:list-item>
      </text:list>
      <text:list xml:id="list5070002921158110790" text:style-name="L7">
        <text:list-item>
          <text:p text:style-name="P23">las opciones de modificar debe de poder accederse <text:span text:style-name="T13">a travez de </text:span><text:s/>de la tabla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Captura de salario mensual</text:p>
      <text:p text:style-name="P1"><text:soft-page-break/><text:tab/><text:span text:style-name="T8">Se necesita la opción de capturar el salario del empleado.</text:span></text:p>
      <text:p text:style-name="P1"><text:tab/><text:span text:style-name="T8">Es necesario colocar el numero de empleado y buscarlo en la base de datos.</text:span></text:p>
      <text:list xml:id="list2098067507423690234" text:style-name="L8">
        <text:list-item>
          <text:p text:style-name="P25">Si encuentra <text:span text:style-name="T13">al</text:span> empleado mostrara la siguiente información.</text:p>
        </text:list-item>
      </text:list>
      <text:list xml:id="list4322673065695755088" text:style-name="L9">
        <text:list-item>
          <text:p text:style-name="P26">Nombre del empleado (No editable)</text:p>
        </text:list-item>
      </text:list>
      <text:list xml:id="list3756152062018231252" text:style-name="L10">
        <text:list-item>
          <text:p text:style-name="P27">Rol (No editable)</text:p>
        </text:list-item>
        <text:list-item>
          <text:p text:style-name="P27">Tipo (No editable)</text:p>
        </text:list-item>
        <text:list-item>
          <text:p text:style-name="P27">Fecha (editable)</text:p>
        </text:list-item>
        <text:list-item>
          <text:p text:style-name="P27">Cantidad de entregas (Numero de entregas que realizo en el mes el empleado)( editable)</text:p>
        </text:list-item>
        <text:list-item>
          <text:p text:style-name="P39">Dias que falto en el mes</text:p>
        </text:list-item>
      </text:list>
      <text:list xml:id="list1165079239025146729" text:style-name="L11">
        <text:list-item>
          <text:p text:style-name="P28">Si no encontró al empleado mostrara un mensaje informando (No se encontró al empleado : “Numero de empleado”).</text:p>
        </text:list-item>
        <text:list-item>
          <text:p text:style-name="P29">Si el rol del empleado es auxiliar aparecerá una opción extra donde seleccionara si cubrió algún puesto.</text:p>
        </text:list-item>
        <text:list-item>
          <text:p text:style-name="P31">Si se selecciona al auxiliar que cubrió el puesto de otro rol se ocupara capturar la cantidad días que cubrió</text:p>
        </text:list-item>
        <text:list-item>
          <text:p text:style-name="P29">Los trabajadores tienen un sueldo base de $30 pesos la hora.</text:p>
        </text:list-item>
        <text:list-item>
          <text:p text:style-name="P29">La jornada laboral es de 8 horas.</text:p>
        </text:list-item>
        <text:list-item>
          <text:p text:style-name="P40">El calculo del mes sera en base a 30 días por mes</text:p>
        </text:list-item>
        <text:list-item>
          <text:p text:style-name="P29">Los empleados que tengan el rol de <text:span text:style-name="T9">chófer</text:span> ganaran un bono de <text:span text:style-name="T9">$</text:span>10 pesos de bono por hora.</text:p>
        </text:list-item>
        <text:list-item>
          <text:p text:style-name="P30">Los empleados que tengan el rol de <text:span text:style-name="T9">cargador</text:span> ganaran un bono de <text:span text:style-name="T9">$</text:span>5 pesos de bono por hora.</text:p>
        </text:list-item>
        <text:list-item>
          <text:p text:style-name="P31">Los empleados con el rol de auxiliar no recibirán ningún bono extra.</text:p>
        </text:list-item>
        <text:list-item>
          <text:p text:style-name="P31">Al cubrir un puesto el auxiliar ganara el bonus del puesto correspondiente chofer = $10 pesos, cargador $5 pesos.</text:p>
        </text:list-item>
        <text:list-item>
          <text:p text:style-name="P31">El ISR retenido al empleado es del 9%.</text:p>
        </text:list-item>
        <text:list-item>
          <text:p text:style-name="P31">Si un empleado gana mas de $16000 se le debe retener un 3% adicional de ISR.</text:p>
        </text:list-item>
        <text:list-item>
          <text:p text:style-name="P31">Los empleados internos <text:span text:style-name="T10">(no aplica para los de tipo externos)</text:span> reciben un 4% sobre su sueldo mensual en vales de despensa, esto debe calcularse antes de retener los impuestos.</text:p>
        </text:list-item>
        <text:list-item>
          <text:p text:style-name="P32">Se capturara la fecha del dia en el que se calculo el salario mensual</text:p>
        </text:list-item>
        <text:list-item>
          <text:p text:style-name="P40">Al realizar el pago se mostrara un mensaje de cuanto se le pagara al usuario y el isr retenido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Reporte de los movimientos generados</text:p>
      <text:p text:style-name="P6"><text:tab/>Es necesaria una <text:span text:style-name="T14">opción</text:span> donde se mostrara los movimientos que se generaron del mes</text:p>
      <text:p text:style-name="P6"><text:tab/>Se filtrara <text:span text:style-name="T12">los movimientos por fecha</text:span></text:p>
      <text:p text:style-name="P6"><text:soft-page-break/><text:tab/><text:span text:style-name="T12">En la tabla de mostrara la siguiente informacion</text:span></text:p>
      <text:p text:style-name="P6"><text:tab/><text:tab/><text:span text:style-name="T12">numero del empleado</text:span></text:p>
      <text:p text:style-name="P6"><text:tab/><text:tab/><text:span text:style-name="T12">nombre del empleado</text:span></text:p>
      <text:p text:style-name="P6"><text:tab/><text:tab/><text:span text:style-name="T12">total pagado</text:span></text:p>
      <text:p text:style-name="P6"><text:tab/><text:tab/><text:span text:style-name="T12">ISR retenido</text:span></text:p>
      <text:p text:style-name="P11"><text:tab/><text:tab/>Entregas</text:p>
      <text:p text:style-name="P13"><text:span text:style-name="T3"><text:tab/><text:tab/></text:span><text:span text:style-name="T4">Horas trabajadas</text:span><text:span text:style-name="T3"><text:tab/><text:tab/></text:span><text:tab/></text:p>
      <text:p text:style-name="P1"/>
      <text:p text:style-name="P3">Entradas:</text:p>
      <text:list xml:id="list9080014143008089031" text:style-name="L12">
        <text:list-item>
          <text:p text:style-name="P33">Número de empleado</text:p>
        </text:list-item>
        <text:list-item>
          <text:p text:style-name="P33">Nombre <text:span text:style-name="T10">del empleado</text:span></text:p>
        </text:list-item>
        <text:list-item>
          <text:p text:style-name="P33">Rol</text:p>
        </text:list-item>
        <text:list-item>
          <text:p text:style-name="P33">Tipo</text:p>
        </text:list-item>
        <text:list-item>
          <text:p text:style-name="P33">Fecha</text:p>
        </text:list-item>
        <text:list-item>
          <text:p text:style-name="P33"><text:span text:style-name="T11">Cantidad</text:span> de entregas</text:p>
        </text:list-item>
        <text:list-item>
          <text:p text:style-name="P34">Cubrió turno</text:p>
        </text:list-item>
        <text:list-item>
          <text:p text:style-name="P34">Días cubiertos</text:p>
        </text:list-item>
        <text:list-item>
          <text:p text:style-name="P42">Dias que se falto</text:p>
        </text:list-item>
      </text:list>
      <text:p text:style-name="P1"/>
      <text:p text:style-name="P1"/>
      <text:p text:style-name="P3">Procesos:</text:p>
      <text:list xml:id="list3297109854234919569" text:style-name="L13">
        <text:list-item>
          <text:p text:style-name="P35">Alta de empleados</text:p>
        </text:list-item>
        <text:list-item>
          <text:p text:style-name="P35">Baja de empleados</text:p>
        </text:list-item>
        <text:list-item>
          <text:p text:style-name="P35">Modificar empleados</text:p>
        </text:list-item>
        <text:list-item>
          <text:p text:style-name="P35">Buscar empleados</text:p>
        </text:list-item>
        <text:list-item>
          <text:p text:style-name="P35">Capturar salarios mensuales por empleado</text:p>
        </text:list-item>
      </text:list>
      <text:p text:style-name="P1"/>
      <text:p text:style-name="P1"/>
      <text:p text:style-name="P3">Salidas:</text:p>
      <text:list xml:id="list3610017955870387978" text:style-name="L14">
        <text:list-item>
          <text:p text:style-name="P36">Mensajes de <text:span text:style-name="T12">confirmación</text:span></text:p>
        </text:list-item>
        <text:list-item>
          <text:p text:style-name="P36">Mensajes de error</text:p>
        </text:list-item>
        <text:list-item>
          <text:p text:style-name="P37">Reporte</text:p>
        </text:list-item>
      </text:list>
      <text:p text:style-name="P8"/>
      <text:p text:style-name="P8"/>
      <text:p text:style-name="P8"/>
      <text:p text:style-name="P9">Arquitectura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1">Casos de Prueba</text:p>
      <text:p text:style-name="P41"><text:soft-page-break/></text:p>
      <text:p text:style-name="P41">Se Realizaran 3 casos de prueba para el calculo mensuales</text:p>
      <text:p text:style-name="P41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48">Identificador</text:p>
          </table:table-cell>
          <table:table-cell table:style-name="Tabla1.B1" office:value-type="string">
            <text:p text:style-name="P48">PRUEBA_0001</text:p>
          </table:table-cell>
        </table:table-row>
        <table:table-row>
          <table:table-cell table:style-name="Tabla1.A2" office:value-type="string">
            <text:p text:style-name="P48">Creador</text:p>
          </table:table-cell>
          <table:table-cell table:style-name="Tabla1.B2" office:value-type="string">
            <text:p text:style-name="P48">Juan Diego Valenzuela Rivera</text:p>
          </table:table-cell>
        </table:table-row>
        <table:table-row>
          <table:table-cell table:style-name="Tabla1.A2" office:value-type="string">
            <text:p text:style-name="P54">Versión</text:p>
          </table:table-cell>
          <table:table-cell table:style-name="Tabla1.B2" office:value-type="string">
            <text:p text:style-name="P51">1.0</text:p>
          </table:table-cell>
        </table:table-row>
        <table:table-row>
          <table:table-cell table:style-name="Tabla1.A2" office:value-type="string">
            <text:p text:style-name="P51">Nombre</text:p>
          </table:table-cell>
          <table:table-cell table:style-name="Tabla1.B2" office:value-type="string">
            <text:p text:style-name="P51">Pago Mensual Con Empleado Interno</text:p>
          </table:table-cell>
        </table:table-row>
        <table:table-row>
          <table:table-cell table:style-name="Tabla1.A2" office:value-type="string">
            <text:p text:style-name="P54">Propósito</text:p>
          </table:table-cell>
          <table:table-cell table:style-name="Tabla1.B2" office:value-type="string">
            <text:p text:style-name="P51">Se probara el calculo mensual para un empleado que sea de tipo interno <text:span text:style-name="T15">y con un rol de chófer para ver el calculo del bono por hora y bono de despensa</text:span></text:p>
          </table:table-cell>
        </table:table-row>
        <table:table-row>
          <table:table-cell table:style-name="Tabla1.A2" office:value-type="string">
            <text:p text:style-name="P55">Dependencias</text:p>
          </table:table-cell>
          <table:table-cell table:style-name="Tabla1.B2" office:value-type="string">
            <text:p text:style-name="P55">Tener empleados registrados</text:p>
          </table:table-cell>
        </table:table-row>
        <table:table-row>
          <table:table-cell table:style-name="Tabla1.A2" office:value-type="string">
            <text:p text:style-name="P55">Inicializacion</text:p>
          </table:table-cell>
          <table:table-cell table:style-name="Tabla1.B2" office:value-type="string">
            <text:p text:style-name="P58">Acceder a la opción de pagos mensuales del sistema</text:p>
            <text:p text:style-name="P58">-El empleado a capturar debe ser interno y con un rol de <text:span text:style-name="T23">chófer</text:span></text:p>
          </table:table-cell>
        </table:table-row>
        <table:table-row>
          <table:table-cell table:style-name="Tabla1.A2" office:value-type="string">
            <text:p text:style-name="P58">Acciones</text:p>
          </table:table-cell>
          <table:table-cell table:style-name="Tabla1.B2" office:value-type="string">
            <text:p text:style-name="P58"><text:span text:style-name="T16">1</text:span>- Capturar los datos necesarios para realizar el pago.</text:p>
            <text:p text:style-name="P58"><text:span text:style-name="T16">2</text:span>-Datos a capturar para la prueba </text:p>
            <text:p text:style-name="P58"><text:s text:c="3"/>-<text:span text:style-name="T16">Fecha (Cualquier fecha)</text:span></text:p>
            <text:p text:style-name="P58"><text:s text:c="3"/>-<text:span text:style-name="T16">Entregas 10</text:span></text:p>
            <text:p text:style-name="P58"><text:s text:c="3"/>-<text:span text:style-name="T23">Días que falto 1</text:span></text:p>
            <text:p text:style-name="P58"><text:span text:style-name="T16">3</text:span>-<text:span text:style-name="T16">Realizar el Pago</text:span></text:p>
          </table:table-cell>
        </table:table-row>
        <table:table-row>
          <table:table-cell table:style-name="Tabla1.A2" office:value-type="string">
            <text:p text:style-name="P62">Resultado Esperado</text:p>
          </table:table-cell>
          <table:table-cell table:style-name="Tabla1.B2" office:value-type="string">
            <text:p text:style-name="P69">Pago mensual <text:span text:style-name="T23">8863.5</text:span></text:p>
            <text:p text:style-name="P65">ISR 839.7</text:p>
            <text:p text:style-name="P65">Bono despensa 373.2</text:p>
            <text:p text:style-name="P65">horas trabajadas 232</text:p>
            <text:p text:style-name="P65">bono por entregas 50</text:p>
            <text:p text:style-name="P65">bono por <text:span text:style-name="T23">chófer</text:span> 2320</text:p>
          </table:table-cell>
        </table:table-row>
        <table:table-row>
          <table:table-cell table:style-name="Tabla1.A2" office:value-type="string">
            <text:p text:style-name="P70">Resultado Obtenido</text:p>
          </table:table-cell>
          <table:table-cell table:style-name="Tabla1.B2" office:value-type="string">
            <text:p text:style-name="P69">Pago mensual <text:span text:style-name="T23">8863.5</text:span></text:p>
            <text:p text:style-name="P66">ISR 839.7</text:p>
            <text:p text:style-name="P66">Bono despensa 373.2</text:p>
            <text:p text:style-name="P66">horas trabajadas 232</text:p>
            <text:p text:style-name="P66">bono por entregas 50</text:p>
            <text:p text:style-name="P66">bono por <text:span text:style-name="T23">chófer</text:span> 2320</text:p>
          </table:table-cell>
        </table:table-row>
        <table:table-row>
          <table:table-cell table:style-name="Tabla1.A2" office:value-type="string">
            <text:p text:style-name="P73">Por que fallo?</text:p>
          </table:table-cell>
          <table:table-cell table:style-name="Tabla1.B2" office:value-type="string">
            <text:p text:style-name="P73"/>
          </table:table-cell>
        </table:table-row>
      </table:table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4"><text:soft-page-break/>Resultado <text:span text:style-name="T14">PRUEBA_0001</text:span> <text:span text:style-name="T19">en BD</text:span></text:p>
      <text:p text:style-name="P44"/>
      <text:p text:style-name="P44"><draw:frame draw:style-name="fr1" draw:name="Imagen1" text:anchor-type="paragraph" svg:width="17.59cm" svg:height="1.062cm" draw:z-index="2"><draw:image xlink:href="Pictures/1000000000000655000000623C18A3A0EB1ECF78.png" xlink:type="simple" xlink:show="embed" xlink:actuate="onLoad"/></draw:frame></text:p>
      <text:p text:style-name="P44"/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49">Identificador</text:p>
          </table:table-cell>
          <table:table-cell table:style-name="Tabla2.B1" office:value-type="string">
            <text:p text:style-name="P49">PRUEBA_000<text:span text:style-name="T17">2</text:span></text:p>
          </table:table-cell>
        </table:table-row>
        <table:table-row>
          <table:table-cell table:style-name="Tabla2.A2" office:value-type="string">
            <text:p text:style-name="P49">Creador</text:p>
          </table:table-cell>
          <table:table-cell table:style-name="Tabla2.B2" office:value-type="string">
            <text:p text:style-name="P49">Juan Diego Valenzuela Rivera</text:p>
          </table:table-cell>
        </table:table-row>
        <table:table-row>
          <table:table-cell table:style-name="Tabla2.A2" office:value-type="string">
            <text:p text:style-name="P56">Versión</text:p>
          </table:table-cell>
          <table:table-cell table:style-name="Tabla2.B2" office:value-type="string">
            <text:p text:style-name="P52">1.0</text:p>
          </table:table-cell>
        </table:table-row>
        <table:table-row>
          <table:table-cell table:style-name="Tabla2.A2" office:value-type="string">
            <text:p text:style-name="P52">Nombre</text:p>
          </table:table-cell>
          <table:table-cell table:style-name="Tabla2.B2" office:value-type="string">
            <text:p text:style-name="P52">Pago Mensual Con Empleado <text:span text:style-name="T17">con rol auxiliar cubriendo otro rol</text:span></text:p>
          </table:table-cell>
        </table:table-row>
        <table:table-row>
          <table:table-cell table:style-name="Tabla2.A2" office:value-type="string">
            <text:p text:style-name="P56">Propósito</text:p>
          </table:table-cell>
          <table:table-cell table:style-name="Tabla2.B2" office:value-type="string">
            <text:p text:style-name="P52">Se probara el calculo mensual para un empleado que sea de tipo interno <text:span text:style-name="T15">y con un rol de auxiliar para ver que los cálculos del bono por hora y bono de despensa, pago mensual sean correctos</text:span></text:p>
          </table:table-cell>
        </table:table-row>
        <table:table-row>
          <table:table-cell table:style-name="Tabla2.A2" office:value-type="string">
            <text:p text:style-name="P56">Dependencias</text:p>
          </table:table-cell>
          <table:table-cell table:style-name="Tabla2.B2" office:value-type="string">
            <text:p text:style-name="P56">Tener empleados registrados</text:p>
          </table:table-cell>
        </table:table-row>
        <table:table-row>
          <table:table-cell table:style-name="Tabla2.A2" office:value-type="string">
            <text:p text:style-name="P56">Inicializacion</text:p>
          </table:table-cell>
          <table:table-cell table:style-name="Tabla2.B2" office:value-type="string">
            <text:p text:style-name="P59">Acceder a la opción de pagos mensuales del sistema</text:p>
            <text:p text:style-name="P59">-El empleado a capturar debe ser interno y con un rol de <text:span text:style-name="T17">auxiliar</text:span></text:p>
          </table:table-cell>
        </table:table-row>
        <table:table-row>
          <table:table-cell table:style-name="Tabla2.A2" office:value-type="string">
            <text:p text:style-name="P59">Acciones</text:p>
          </table:table-cell>
          <table:table-cell table:style-name="Tabla2.B2" office:value-type="string">
            <text:p text:style-name="P59"><text:span text:style-name="T16">1</text:span>- Capturar los datos necesarios para realizar el pago.</text:p>
            <text:p text:style-name="P59"><text:span text:style-name="T16">2</text:span>-Datos a capturar para la prueba </text:p>
            <text:p text:style-name="P59"><text:s text:c="3"/>-<text:span text:style-name="T16">Fecha (Cualquier fecha)</text:span></text:p>
            <text:p text:style-name="P59"><text:s text:c="3"/>-<text:span text:style-name="T16">Entregas 15</text:span></text:p>
            <text:p text:style-name="P59"><text:s text:c="3"/>-<text:span text:style-name="T23">Días que falto 0</text:span></text:p>
            <text:p text:style-name="P59"><text:s text:c="3"/>-<text:span text:style-name="T23">Cubrió chófer por 5 días</text:span></text:p>
            <text:p text:style-name="P59"><text:span text:style-name="T16">3</text:span>-<text:span text:style-name="T16">Realizar el Pago</text:span></text:p>
          </table:table-cell>
        </table:table-row>
        <table:table-row>
          <table:table-cell table:style-name="Tabla2.A2" office:value-type="string">
            <text:p text:style-name="P63">Resultado Esperado</text:p>
          </table:table-cell>
          <table:table-cell table:style-name="Tabla2.B2" office:value-type="string">
            <text:p text:style-name="P69">Pago mensual <text:span text:style-name="T23">7291.25</text:span></text:p>
            <text:p text:style-name="P68">ISR <text:span text:style-name="T19">690.75</text:span></text:p>
            <text:p text:style-name="P68">Bono despensa <text:span text:style-name="T19">307</text:span></text:p>
            <text:p text:style-name="P68">horas trabajadas <text:span text:style-name="T18">240</text:span></text:p>
            <text:p text:style-name="P68">bono por entregas <text:span text:style-name="T19">75</text:span></text:p>
            <text:p text:style-name="P68">bono por <text:span text:style-name="T23">chófer</text:span> <text:span text:style-name="T19">400</text:span></text:p>
          </table:table-cell>
        </table:table-row>
        <table:table-row>
          <table:table-cell table:style-name="Tabla2.A2" office:value-type="string">
            <text:p text:style-name="P71">Resultado Obtenido</text:p>
          </table:table-cell>
          <table:table-cell table:style-name="Tabla2.B2" office:value-type="string">
            <text:p text:style-name="P69">Pago mensual <text:span text:style-name="T23">7291.25</text:span></text:p>
            <text:p text:style-name="P67">ISR <text:span text:style-name="T19">690.75</text:span></text:p>
            <text:p text:style-name="P68">Bono despensa <text:span text:style-name="T19">307</text:span></text:p>
            <text:p text:style-name="P67">horas trabajadas <text:span text:style-name="T18">240</text:span></text:p>
            <text:p text:style-name="P67">bono por entregas <text:span text:style-name="T19">75</text:span></text:p>
            <text:p text:style-name="P67">bono por <text:span text:style-name="T23">chófer</text:span> <text:span text:style-name="T19">400</text:span></text:p>
          </table:table-cell>
        </table:table-row>
        <table:table-row>
          <table:table-cell table:style-name="Tabla2.A2" office:value-type="string">
            <text:p text:style-name="P73">Por que fallo?</text:p>
          </table:table-cell>
          <table:table-cell table:style-name="Tabla2.B2" office:value-type="string">
            <text:p text:style-name="P73"/>
          </table:table-cell>
        </table:table-row>
      </table:table>
      <text:p text:style-name="P45"/>
      <text:p text:style-name="P45"/>
      <text:p text:style-name="P45"/>
      <text:p text:style-name="P46"><text:soft-page-break/>Resultados <text:span text:style-name="T14">PRUEBA_0002 </text:span>en BD</text:p>
      <text:p text:style-name="P46"/>
      <text:p text:style-name="P46"><draw:frame draw:style-name="fr1" draw:name="Imagen2" text:anchor-type="paragraph" svg:width="17.59cm" svg:height="0.926cm" draw:z-index="0"><draw:image xlink:href="Pictures/100000000000066600000066BBFE4C01BA5372C8.png" xlink:type="simple" xlink:show="embed" xlink:actuate="onLoad"/></draw:frame></text:p>
      <text:p text:style-name="P46"/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P50">Identificador</text:p>
          </table:table-cell>
          <table:table-cell table:style-name="Tabla3.B1" office:value-type="string">
            <text:p text:style-name="P50">PRUEBA_000<text:span text:style-name="T20">3</text:span></text:p>
          </table:table-cell>
        </table:table-row>
        <table:table-row>
          <table:table-cell table:style-name="Tabla3.A2" office:value-type="string">
            <text:p text:style-name="P50">Creador</text:p>
          </table:table-cell>
          <table:table-cell table:style-name="Tabla3.B2" office:value-type="string">
            <text:p text:style-name="P50">Juan Diego Valenzuela Rivera</text:p>
          </table:table-cell>
        </table:table-row>
        <table:table-row>
          <table:table-cell table:style-name="Tabla3.A2" office:value-type="string">
            <text:p text:style-name="P57">Versión</text:p>
          </table:table-cell>
          <table:table-cell table:style-name="Tabla3.B2" office:value-type="string">
            <text:p text:style-name="P53">1.0</text:p>
          </table:table-cell>
        </table:table-row>
        <table:table-row>
          <table:table-cell table:style-name="Tabla3.A2" office:value-type="string">
            <text:p text:style-name="P53">Nombre</text:p>
          </table:table-cell>
          <table:table-cell table:style-name="Tabla3.B2" office:value-type="string">
            <text:p text:style-name="P53">Pago Mensual Con Empleado <text:span text:style-name="T17">con rol auxiliar cubriendo dos roles y siendo externo</text:span></text:p>
          </table:table-cell>
        </table:table-row>
        <table:table-row>
          <table:table-cell table:style-name="Tabla3.A2" office:value-type="string">
            <text:p text:style-name="P57">Propósito</text:p>
          </table:table-cell>
          <table:table-cell table:style-name="Tabla3.B2" office:value-type="string">
            <text:p text:style-name="P53">Se probara el calculo mensual para un empleado que sea de tipo <text:span text:style-name="T20">externo</text:span> <text:span text:style-name="T15">y con un rol de auxiliar cubriendo dos roles de chófer y cargador para ver que los cálculos del bono por hora y bono de despensa, pago mensual sean correctos</text:span></text:p>
          </table:table-cell>
        </table:table-row>
        <table:table-row>
          <table:table-cell table:style-name="Tabla3.A2" office:value-type="string">
            <text:p text:style-name="P57">Dependencias</text:p>
          </table:table-cell>
          <table:table-cell table:style-name="Tabla3.B2" office:value-type="string">
            <text:p text:style-name="P57">Tener empleados registrados</text:p>
          </table:table-cell>
        </table:table-row>
        <table:table-row>
          <table:table-cell table:style-name="Tabla3.A2" office:value-type="string">
            <text:p text:style-name="P57">Inicializacion</text:p>
          </table:table-cell>
          <table:table-cell table:style-name="Tabla3.B2" office:value-type="string">
            <text:p text:style-name="P60">Acceder a la opción de pagos mensuales del sistema</text:p>
            <text:p text:style-name="P60">-El empleado a capturar debe ser <text:span text:style-name="T20">externo</text:span> y con un rol de <text:span text:style-name="T17">auxiliar</text:span></text:p>
          </table:table-cell>
        </table:table-row>
        <table:table-row>
          <table:table-cell table:style-name="Tabla3.A2" office:value-type="string">
            <text:p text:style-name="P60">Acciones</text:p>
          </table:table-cell>
          <table:table-cell table:style-name="Tabla3.B2" office:value-type="string">
            <text:p text:style-name="P60"><text:span text:style-name="T16">1</text:span>- Capturar los datos necesarios para realizar el pago.</text:p>
            <text:p text:style-name="P60"><text:span text:style-name="T16">2</text:span>-Datos a capturar para la prueba </text:p>
            <text:p text:style-name="P60"><text:s text:c="3"/>-<text:span text:style-name="T16">Fecha (Cualquier fecha)</text:span></text:p>
            <text:p text:style-name="P60"><text:s text:c="3"/>-<text:span text:style-name="T16">Entregas 41</text:span></text:p>
            <text:p text:style-name="P60"><text:s text:c="3"/>-<text:span text:style-name="T23">Días que falto 0</text:span></text:p>
            <text:p text:style-name="P60"><text:s text:c="3"/>-<text:span text:style-name="T23">Cubrió chófer por 5 días</text:span></text:p>
            <text:p text:style-name="P61"><text:s text:c="3"/>-<text:span text:style-name="T23">Cubrió cargador por 7 días</text:span></text:p>
            <text:p text:style-name="P60"><text:span text:style-name="T16">3</text:span>-<text:span text:style-name="T16">Realizar el Pago</text:span></text:p>
          </table:table-cell>
        </table:table-row>
        <table:table-row>
          <table:table-cell table:style-name="Tabla3.A2" office:value-type="string">
            <text:p text:style-name="P64">Resultado Esperado</text:p>
          </table:table-cell>
          <table:table-cell table:style-name="Tabla3.B2" office:value-type="string">
            <text:p text:style-name="P68">Pago mensual <text:span text:style-name="T22">7357.35</text:span></text:p>
            <text:p text:style-name="P68">ISR <text:span text:style-name="T22">727.65</text:span></text:p>
            <text:p text:style-name="P68">Bono despensa <text:span text:style-name="T22">0</text:span></text:p>
            <text:p text:style-name="P68">horas trabajadas <text:span text:style-name="T18">240</text:span></text:p>
            <text:p text:style-name="P68">bono por entregas <text:span text:style-name="T22">205</text:span></text:p>
            <text:p text:style-name="P68">bono por <text:span text:style-name="T23">chófer</text:span> <text:span text:style-name="T21">mas Cargador</text:span> <text:span text:style-name="T22">680</text:span></text:p>
          </table:table-cell>
        </table:table-row>
        <table:table-row>
          <table:table-cell table:style-name="Tabla3.A2" office:value-type="string">
            <text:p text:style-name="P72">Resultado Obtenido</text:p>
          </table:table-cell>
          <table:table-cell table:style-name="Tabla3.B2" office:value-type="string">
            <text:p text:style-name="P69">Pago mensual <text:span text:style-name="T22">7357.35</text:span></text:p>
            <text:p text:style-name="P69">ISR <text:span text:style-name="T22">727.65</text:span></text:p>
            <text:p text:style-name="P69">Bono despensa <text:span text:style-name="T22">0</text:span></text:p>
            <text:p text:style-name="P69">horas trabajadas <text:span text:style-name="T18">240</text:span></text:p>
            <text:p text:style-name="P69">bono por entregas <text:span text:style-name="T22">205</text:span></text:p>
            <text:p text:style-name="P69">bono por <text:span text:style-name="T23">chófer</text:span> <text:span text:style-name="T21">mas Cargador</text:span> <text:span text:style-name="T22">680</text:span></text:p>
          </table:table-cell>
        </table:table-row>
        <table:table-row>
          <table:table-cell table:style-name="Tabla3.A2" office:value-type="string">
            <text:p text:style-name="P74">Por que fallo?</text:p>
          </table:table-cell>
          <table:table-cell table:style-name="Tabla3.B2" office:value-type="string">
            <text:p text:style-name="P74"/>
          </table:table-cell>
        </table:table-row>
      </table:table>
      <text:p text:style-name="P47">Resultados <text:span text:style-name="T14">PRUEBA_000</text:span>3<text:span text:style-name="T14"> en BD</text:span></text:p>
      <text:p text:style-name="P47"><text:soft-page-break/></text:p>
      <text:p text:style-name="P47"><draw:frame draw:style-name="fr1" draw:name="Imagen3" text:anchor-type="paragraph" svg:width="17.59cm" svg:height="1.023cm" draw:z-index="1"><draw:image xlink:href="Pictures/10000000000006610000005FD5CCDB6B38330FA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a Ruiz</meta:initial-creator>
    <meta:creation-date>2018-10-25T10:04:53.48</meta:creation-date>
    <dc:date>2018-11-07T17:28:02.959000000</dc:date>
    <meta:editing-duration>PT9H1M59S</meta:editing-duration>
    <meta:editing-cycles>7</meta:editing-cycles>
    <meta:generator>LibreOffice/5.1.1.3$Windows_X86_64 LibreOffice_project/89f508ef3ecebd2cfb8e1def0f0ba9a803b88a6d</meta:generator>
    <meta:document-statistic meta:table-count="3" meta:image-count="3" meta:object-count="0" meta:page-count="7" meta:paragraph-count="211" meta:word-count="1215" meta:character-count="6792" meta:non-whitespace-character-count="5783"/>
  </office:meta>
</office:document-meta>
</file>